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fo:font-style="normal" officeooo:rsid="03e61f54" style:font-style-asian="normal" style:font-style-complex="normal"/>
    </style:style>
    <style:style style:name="T24" style:family="text">
      <style:text-properties fo:font-style="normal" officeooo:rsid="03e7b99c" style:font-style-asian="normal" style:font-style-complex="normal"/>
    </style:style>
    <style:style style:name="T25" style:family="text">
      <style:text-properties fo:font-style="normal" officeooo:rsid="03e80990" style:font-style-asian="normal" style:font-style-complex="normal"/>
    </style:style>
    <style:style style:name="T26" style:family="text">
      <style:text-properties fo:font-style="normal" officeooo:rsid="03e9494e" style:font-style-asian="normal" style:font-style-complex="normal"/>
    </style:style>
    <style:style style:name="T27" style:family="text">
      <style:text-properties fo:font-style="normal" officeooo:rsid="03ea97b9" style:font-style-asian="normal" style:font-style-complex="normal"/>
    </style:style>
    <style:style style:name="T28" style:family="text">
      <style:text-properties fo:font-style="normal" officeooo:rsid="03eaa852" style:font-style-asian="normal" style:font-style-complex="normal"/>
    </style:style>
    <style:style style:name="T29" style:family="text">
      <style:text-properties fo:font-style="normal" officeooo:rsid="03ec0613" style:font-style-asian="normal" style:font-style-complex="normal"/>
    </style:style>
    <style:style style:name="T30" style:family="text">
      <style:text-properties fo:font-style="normal" officeooo:rsid="03ed8a86" style:font-style-asian="normal" style:font-style-complex="normal"/>
    </style:style>
    <style:style style:name="T31" style:family="text">
      <style:text-properties fo:font-style="normal" officeooo:rsid="03ef843f" style:font-style-asian="normal" style:font-style-complex="normal"/>
    </style:style>
    <style:style style:name="T32" style:family="text">
      <style:text-properties fo:font-style="normal" officeooo:rsid="03efe6bc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2867bcd"/>
    </style:style>
    <style:style style:name="T41" style:family="text">
      <style:text-properties officeooo:rsid="0063a409"/>
    </style:style>
    <style:style style:name="T42" style:family="text">
      <style:text-properties officeooo:rsid="034a2232"/>
    </style:style>
    <style:style style:name="T43" style:family="text">
      <style:text-properties officeooo:rsid="0387836c"/>
    </style:style>
    <style:style style:name="T44" style:family="text">
      <style:text-properties officeooo:rsid="03a5b103"/>
    </style:style>
    <style:style style:name="T45" style:family="text">
      <style:text-properties officeooo:rsid="03a5e499"/>
    </style:style>
    <style:style style:name="T46" style:family="text">
      <style:text-properties style:font-name="EB Garamond 12 All SC" fo:font-style="normal" officeooo:rsid="03ab3c01" style:font-style-asian="normal" style:font-style-complex="normal"/>
    </style:style>
    <style:style style:name="T47" style:family="text">
      <style:text-properties style:font-name="EB Garamond 12 All SC" fo:font-style="normal" officeooo:rsid="03ad0f49" style:font-style-asian="normal" style:font-style-complex="normal"/>
    </style:style>
    <style:style style:name="T48" style:family="text">
      <style:text-properties officeooo:rsid="03b4652d"/>
    </style:style>
    <style:style style:name="T49" style:family="text">
      <style:text-properties officeooo:rsid="03b75219"/>
    </style:style>
    <style:style style:name="T50" style:family="text">
      <style:text-properties officeooo:rsid="03b7a900"/>
    </style:style>
    <style:style style:name="T51" style:family="text">
      <style:text-properties officeooo:rsid="03bc49f5"/>
    </style:style>
    <style:style style:name="T52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8">Esser-</text:span>Skala, 201<text:span text:style-name="T40">8</text:span></text:p>
      <text:p text:style-name="P23"/>
      <text:p text:style-name="P23"/>
      <text:p text:style-name="P18">© 201<text:span text:style-name="T40">8</text:span> by Wolfgang <text:span text:style-name="T48">Esser-</text:span>Skala. This edition is licensed under the<text:span text:style-name="T42"><text:line-break/></text:span>Creative Commons Attribution<text:span text:style-name="T35">-NonCommercial-ShareAlike</text:span> 4.0 International License.<text:span text:style-name="T42"><text:line-break/></text:span>To view a copy of this license, visit http://creativecommons.org/licenses/by<text:span text:style-name="T36">-nc-sa</text:span>/4.0/.</text:p>
      <text:p text:style-name="P17"/>
      <text:p text:style-name="P19">Music engraving by LilyPond 2.18.0 (http://www.lilypond.org).<text:span text:style-name="T34"><text:line-break/>Front matter</text:span> typeset with EB Garamond (http://www.georgduffner.at/ebgaramond).</text:p>
      <text:p text:style-name="P23"/>
      <text:p text:style-name="P16">First <text:span text:style-name="T37">version</text:span>, <text:span text:style-name="T52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4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44">21</text:span>).</text:p>
      <text:p text:style-name="P3"/>
      <text:p text:style-name="P4">In general, this edition closely follows the <text:span text:style-name="T43">manuscript</text:span>. Any changes <text:span text:style-name="T3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40<text:tab/>A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6"><text:line-break/><text:line-break/><text:line-break/><text:line-break/></text:span><text:span text:style-name="T46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23">17<text:tab/></text:span><text:span text:style-name="T26">vl 1 , </text:span><text:span text:style-name="T23">S<text:tab/>bar in Ms: bes′2.–a′4</text:span><text:span text:style-name="T27"><text:line-break/>23<text:tab/>vl 1<text:tab/>2nd half of bar in Ms: b′2</text:span><text:span text:style-name="T24"><text:line-break/>32<text:tab/>T<text:tab/>2nd half of bar in Ms: b2</text:span><text:span text:style-name="T28"><text:line-break/>34<text:tab/>vl 1<text:tab/>1st half of bar in Ms: gis′2</text:span><text:span text:style-name="T29"><text:line-break/>35<text:tab/>S<text:tab/>bar in Ms: fis′2–r2</text:span><text:span text:style-name="T30"><text:line-break/>37<text:tab/>vl 1<text:tab/>2nd half of bar in Ms: gis′2</text:span><text:span text:style-name="T25"><text:line-break/>41<text:tab/>org<text:tab/>Bar in Ms: Bes1</text:span><text:span text:style-name="T31"><text:line-break/>43<text:tab/>vla<text:tab/>bar in Ms: b1</text:span><text:span text:style-name="T32"><text:line-break/>45<text:tab/>vla<text:tab/>bar in Ms: a1</text:span><text:span text:style-name="T17"><text:line-break/></text:span></text:p>
      <text:p text:style-name="P11"><text:span text:style-name="T17"><text:line-break/><text:line-break/></text:span><text:span text:style-name="T47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48">Esser-</text:span>Skala</text:p>
      <text:p text:style-name="P28"><text:span text:style-name="T42"><text:line-break/></text:span>C O N T E N T S</text:p>
      <text:p text:style-name="P21"/>
      <text:p text:style-name="P20"/>
      <text:p text:style-name="P15">Introitus</text:p>
      <text:p text:style-name="P22"><text:tab/>1<text:span text:style-name="T45">.1</text:span><text:tab/><text:span text:style-name="T49">Requiem</text:span><text:tab/><text:span text:style-name="T51">2<text:line-break/><text:tab/>1.2<text:tab/>Te decet hymnus<text:tab/>4<text:line-break/><text:line-break/></text:span><text:span text:style-name="T3">Kyrie</text:span><text:span text:style-name="T49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50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7T20:56:30.414981502</dc:date>
    <dc:creator>Wolfgang Skala</dc:creator>
    <meta:editing-duration>P10DT16H10M24S</meta:editing-duration>
    <meta:editing-cycles>928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43" meta:character-count="2528" meta:non-whitespace-character-count="2053"/>
  </office:meta>
</office:document-meta>
</file>